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fo:font-weight="bold" officeooo:paragraph-rsid="0015663a" style:font-weight-asian="bold" style:font-weight-complex="bold"/>
    </style:style>
    <style:style style:name="P2" style:family="paragraph" style:parent-style-name="Text_20_body">
      <style:text-properties fo:font-weight="bold" officeooo:paragraph-rsid="0015663a" style:font-weight-asian="bold" style:font-weight-complex="bold"/>
    </style:style>
    <style:style style:name="P3" style:family="paragraph" style:parent-style-name="Text_20_body">
      <style:paragraph-properties fo:text-align="justify" style:justify-single-word="false"/>
      <style:text-properties officeooo:paragraph-rsid="0017e18a"/>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a4638"/>
    </style:style>
    <style:style style:name="P6" style:family="paragraph" style:parent-style-name="Text_20_body">
      <style:text-properties fo:font-weight="bold" officeooo:paragraph-rsid="0015663a" style:font-weight-asian="bold" style:font-weight-complex="bold"/>
    </style:style>
    <style:style style:name="P7" style:family="paragraph" style:parent-style-name="Text_20_body">
      <style:text-properties style:font-name="Times New Roman" fo:font-size="14pt" fo:font-style="italic" fo:font-weight="normal" officeooo:paragraph-rsid="0015663a" style:font-size-asian="14pt" style:font-style-asian="italic" style:font-weight-asian="normal" style:font-size-complex="14pt" style:font-style-complex="italic"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tributed Deep Reinforcement Learning: A Survey and a Multi-player Multi-agent Learning Toolbox</text:p>
      <text:p text:style-name="P2"/>
      <text:p text:style-name="P7">Keywords: Deep reinforcement learning, distributed machine learning, self-play, population-play, toolbox.<text:tab/></text:p>
      <text:p text:style-name="P2"/>
      <text:p text:style-name="P3"><text:tab/>Dağıtık derin pekiştirmeli öğrenme (Distributed Deep Reinforcement Learning - DDRL), büyük ölçekli yapay zeka sistemlerinde pekiştirmeli öğrenme süreçlerini daha verimli hale getirmek için kullanılan bir yaklaşımdır. Pekiştirmeli öğrenme, bir ajanın çevresiyle etkileşime girerek en iyi eylemleri öğrenmesini sağlayan bir yapay zeka yöntemidir. Geleneksel pekiştirmeli öğrenme algoritmaları genellikle hesaplama açısından yoğun ve veri verimliliği açısından sınırlıdır. </text:p>
      <text:p text:style-name="P3"><text:tab/>DDRL, hesaplama sürecini paralel hale getirerek ve birden fazla ajanın eşzamanlı olarak öğrenmesini sağlayarak bu sorunları aşmayı amaçlar. Bu yöntem, özellikle büyük ölçekli yapay zeka uygulamaları, akıllı ulaşım sistemleri ve oyunlar gibi alanlarda etkili olmaktadır. DDRL’nin sağladığı avantajlar sayesinde, çok ajanlı ve çok oyunculu sistemlerde daha güçlü ve ölçeklenebilir öğrenme süreçleri geliştirilebilmektedir.</text:p>
      <text:p text:style-name="P3"><text:tab/>Bu çalışmada, DDRL modelleri tek oyunculu ve tek ajanlı sistemlerden başlayarak çok oyunculu ve çok ajanlı sistemlere kadar geniş bir perspektifte ele alınmıştır. Dağıtık öğrenme süreçleri, genellikle çevreyle etkileşime giren ve veri üreten ajanlar (actors) ile bu verileri işleyerek politika ağlarını güncelleyen öğrenicilerden (learners) oluşur. </text:p>
      <text:p text:style-name="P3"><text:tab/>DDRL sistemleri, senkron ve asenkron olmak üzere iki temel kategoriye ayrılmaktadır. Senkron sistemlerde ajanlar belirli güncellemeleri bekleyerek hareket ederken, asenkron sistemlerde her ajan bağımsız olarak çalışarak daha fazla veri akışı sağlar. Bu yapı, hesaplama süreçlerini hızlandırarak daha verimli ve ölçeklenebilir pekiştirmeli öğrenme modellerinin geliştirilmesine olanak tanır. Çalışmada, bağımsız eğitim ve ortak eğitim yaklaşımları karşılaştırılarak, çok ajanlı sistemlerde işbirliği ve rekabet süreçlerinin nasıl optimize edilebileceği incelenmiştir.</text:p>
      <text:p text:style-name="P5"><text:tab/>DDRL’nin avantajlarına rağmen, bu alanda çözülmesi gereken bazı önemli zorluklar bulunmaktadır. Özellikle, dağıtık sistemlerde iletişim maliyetleri, parametre senkronizasyonu ve ölçeklenebilirlik gibi faktörler, DDRL modellerinin performansını doğrudan etkileyebilir. Bununla birlikte, OpenAI Five ve AlphaStar gibi başarılı sistemler, nüfus tabanlı eğitim yöntemleriyle bu zorlukları aşmış ve çok oyunculu sistemlerde güçlü stratejiler geliştirebilmiştir. </text:p>
      <text:p text:style-name="P5"><text:tab/>Çalışma ayrıca, Ray RLlib, SEEDRL ve Horovod gibi mevcut DDRL araçlarını değerlendirerek, yeni geliştirilen çok oyunculu ve çok ajanlı DDRL araç kutusunun (toolbox) Wargame ortamında nasıl uygulandığını göstermektedir. Yapılan deneyler, bu yeni araç kutusunun karmaşık oyun senaryolarında başarılı bir performans sergilediğini ve gelecekte daha geniş çapta kullanılabileceğini ortaya koymaktadır.</text:p>
      <text:p text:style-name="P4"><text:tab/>Bu çalışma, DDRL alanındaki mevcut yöntemleri kapsamlı bir şekilde inceleyerek, veri verimliliği ve hesaplama gücü açısından daha gelişmiş pekiştirmeli öğrenme modellerinin nasıl geliştirilebileceğini ortaya koymuştur. DDRL’nin sağladığı paralel hesaplama gücü, büyük ölçekli yapay zeka uygulamalarının geliştirilmesini kolaylaştırmaktadır. Ancak, senkronizasyon mekanizmalarının iyileştirilmesi ve düşük gecikmeli öğrenme modellerinin geliştirilmesi, <text:soft-page-break/>DDRL’nin gerçek zamanlı uygulamalarda daha verimli hale gelmesi için kritik öneme sahiptir. <text:tab/>Gelecekte, çok oyunculu sistemlerde daha gelişmiş işbirlikçi ve rekabetçi stratejilerin geliştirilmesi, DDRL’nin kullanım alanlarını genişletebilir. Bu çalışma, DDRL’nin gelecekteki potansiyel uygulamaları için önemli bir yol haritası sunarak, yapay zeka araştırmalarında yeni fırsatlar yaratmaktadı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2:03:16.853346693</meta:creation-date>
    <dc:date>2025-02-25T16:29:55.666401563</dc:date>
    <meta:editing-duration>PT1H18M13S</meta:editing-duration>
    <meta:editing-cycles>14</meta:editing-cycles>
    <meta:generator>LibreOffice/7.3.7.2$Linux_X86_64 LibreOffice_project/30$Build-2</meta:generator>
    <meta:document-statistic meta:table-count="0" meta:image-count="0" meta:object-count="0" meta:page-count="2" meta:paragraph-count="9" meta:word-count="430" meta:character-count="3714" meta:non-whitespace-character-count="3281"/>
  </office:meta>
</office:document-meta>
</file>